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480000004EB166F4B2.png"/>
  <manifest:file-entry manifest:media-type="image/png" manifest:full-path="Pictures/10000201000000E00000004EAC688DCC.png"/>
  <manifest:file-entry manifest:media-type="image/png" manifest:full-path="Pictures/10000201000000E00000004E429BDF63.png"/>
  <manifest:file-entry manifest:media-type="image/png" manifest:full-path="Pictures/10000201000000E00000004EC28FBE65.png"/>
  <manifest:file-entry manifest:media-type="image/jpeg" manifest:full-path="Pictures/10000000000005820000016E0DDFC3BB.jpg"/>
  <manifest:file-entry manifest:media-type="image/png" manifest:full-path="Pictures/10000201000000C60000004F4BDB1BFF.png"/>
  <manifest:file-entry manifest:media-type="image/png" manifest:full-path="Pictures/10000201000003390000004ED2E12188.png"/>
  <manifest:file-entry manifest:media-type="image/png" manifest:full-path="Pictures/10000201000000480000004E9104E890.png"/>
  <manifest:file-entry manifest:media-type="image/png" manifest:full-path="Pictures/10000201000002E80000004E93024528.png"/>
  <manifest:file-entry manifest:media-type="image/png" manifest:full-path="Pictures/10000201000000E00000004ED86B1A15.png"/>
  <manifest:file-entry manifest:media-type="image/png" manifest:full-path="Pictures/10000201000000E00000004E602B94F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1.219cm" fo:padding-top="0.127cm" fo:padding-bottom="0.127cm" fo:padding-left="0.254cm" fo:padding-right="0.254cm"/>
    </style:style>
    <style:style style:name="gr10" style:family="graphic">
      <style:graphic-properties style:protect="size"/>
    </style:style>
    <style:style style:name="gr18" style:family="graphic" style:parent-style-name="standard" style:list-style-name="L97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584cm" fo:padding-top="0.127cm" fo:padding-bottom="0.127cm" fo:padding-left="0.178cm" fo:padding-right="0.254cm"/>
    </style:style>
    <style:style style:name="gr22" style:family="graphic" style:parent-style-name="standard" style:list-style-name="L99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/>
    </style:style>
    <style:style style:name="pr3" style:family="presentation" style:parent-style-name="IBM_20_RetailShop_20_White-title">
      <style:graphic-properties draw:fill-color="#ffffff" draw:auto-grow-height="true" fo:min-height="5.589cm"/>
    </style:style>
    <style:style style:name="pr11" style:family="presentation" style:parent-style-name="IBM_20_RetailShop_20_White-notes">
      <style:graphic-properties draw:fill-color="#ffffff" draw:auto-grow-height="true" fo:min-height="11.41cm"/>
    </style:style>
    <style:style style:name="pr13" style:family="presentation" style:parent-style-name="IBM2009-title">
      <style:graphic-properties draw:fill-color="#ffffff" draw:auto-grow-height="true" fo:min-height="1.779cm"/>
    </style:style>
    <style:style style:name="pr14" style:family="presentation" style:parent-style-name="IBM2009-outline1">
      <style:graphic-properties draw:fill-color="#ffffff" draw:auto-grow-height="true" fo:min-height="12.447cm"/>
    </style:style>
    <style:style style:name="pr24" style:family="presentation" style:parent-style-name="IBM2009-notes">
      <style:graphic-properties draw:fill-color="#ffffff" draw:auto-grow-height="true" fo:min-height="11.41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cm" fo:text-indent="0cm" style:writing-mode="lr-tb"/>
      <style:text-properties fo:color="#000000" fo:font-size="11pt" style:font-size-asian="11pt" style:font-size-complex="11pt"/>
    </style:style>
    <style:style style:name="P12" style:family="paragraph">
      <style:paragraph-properties fo:margin-left="0.6cm" fo:margin-right="0cm" fo:text-indent="-0.6cm" style:writing-mode="lr-tb"/>
    </style:style>
    <style:style style:name="P15" style:family="paragraph">
      <style:paragraph-properties fo:margin-left="0.483cm" fo:margin-right="0cm" fo:text-indent="-0.483cm" style:writing-mode="lr-tb"/>
    </style:style>
    <style:style style:name="P16" style:family="paragraph">
      <style:paragraph-properties fo:margin-left="1.118cm" fo:margin-right="0cm" fo:text-indent="-1.118cm"/>
    </style:style>
    <style:style style:name="P19" style:family="paragraph">
      <style:paragraph-properties fo:margin-left="1.118cm" fo:margin-right="0cm" fo:text-indent="-1.118cm" style:writing-mode="lr-tb"/>
      <style:text-properties fo:color="#000000"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T6" style:family="text">
      <style:text-properties fo:color="#000000" fo:font-size="11pt" style:font-size-asian="11pt" style:font-size-complex="11pt"/>
    </style:style>
    <style:style style:name="T17" style:family="text">
      <style:text-properties fo:color="#000000" fo:font-size="8pt" style:font-size-asian="8pt" style:font-size-complex="8pt"/>
    </style:style>
    <style:style style:name="T21" style:family="text"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/>
    </style:style>
    <text:list-style style:name="L9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8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9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60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61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</office:automatic-styles>
  <office:body>
    <office:presentation>
      <draw:page draw:name="page1" draw:style-name="dp1" draw:id="pageid1" draw:master-page-name="IBM_20_RetailShop_20_White" presentation:presentation-page-layout-name="ALT19">
        <draw:frame draw:name="Title text1" presentation:style-name="pr3" draw:text-style-name="P4" draw:layer="layout" svg:width="24.258cm" svg:height="5.844cm" svg:x="0.381cm" svg:y="3.682cm" presentation:class="title" presentation:placeholder="true">
          <draw:text-box/>
        </draw:frame>
        <draw:frame draw:name="Text Frame1" draw:style-name="gr8" draw:text-style-name="P9" draw:layer="layout" svg:width="21.591cm" svg:height="1.474cm" svg:x="0.508cm" svg:y="1.473cm">
          <draw:text-box>
            <text:p text:style-name="P5"><text:span text:style-name="T6">Presenter's Name – Presenter's Title </text:span></text:p>
            <text:p text:style-name="P7"><text:span text:style-name="T6">DD Month Year</text:span></text:p>
          </draw:text-box>
        </draw:frame>
        <presentation:notes draw:style-name="dp2">
          <draw:page-thumbnail draw:style-name="gr10" draw:layer="layout" svg:width="13.706cm" svg:height="10.28cm" svg:x="3.647cm" svg:y="2.853cm" draw:page-number="1" presentation:class="page"/>
          <draw:frame presentation:style-name="pr11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id="pageid2" draw:master-page-name="IBM2009" presentation:presentation-page-layout-name="ALT1">
        <draw:frame draw:name="Title text2" presentation:style-name="pr13" draw:text-style-name="P4" draw:layer="layout" svg:width="24.131cm" svg:height="2.034cm" svg:x="0.508cm" svg:y="1.651cm" presentation:class="title" presentation:placeholder="true">
          <draw:text-box/>
        </draw:frame>
        <draw:frame draw:name="Outline Text1" presentation:style-name="pr14" draw:text-style-name="P15" draw:layer="layout" svg:width="24.131cm" svg:height="12.702cm" svg:x="0.508cm" svg:y="5.207cm" presentation:class="outline" presentation:placeholder="true">
          <draw:text-box/>
        </draw:frame>
        <draw:frame draw:name="Text Frame2" draw:style-name="gr18" draw:text-style-name="P19" draw:layer="layout" svg:width="23.877cm" svg:height="0.839cm" svg:x="0.508cm" svg:y="17.297cm">
          <draw:text-box>
            <text:p text:style-name="P16"><text:span text:style-name="T17"><text:s/></text:span><text:span text:style-name="T17">Source If Applicable</text:span></text:p>
          </draw:text-box>
        </draw:frame>
        <draw:frame draw:name="Text Frame3" draw:style-name="gr22" draw:text-style-name="P23" draw:layer="layout" svg:width="21.591cm" svg:height="0.763cm" svg:x="0.508cm" svg:y="0.635cm">
          <draw:text-box>
            <text:p text:style-name="P20"><text:span text:style-name="T21">IBM Presentation Template Full Version</text:span></text:p>
          </draw:text-box>
        </draw:frame>
        <presentation:notes draw:style-name="dp2">
          <draw:page-thumbnail draw:style-name="gr10" draw:layer="layout" svg:width="14.538cm" svg:height="10.28cm" svg:x="3.231cm" svg:y="2.853cm" draw:page-number="2" presentation:class="page"/>
          <draw:frame presentation:style-name="pr24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-10 30h20z"/>
    <draw:marker draw:name="Arrow_20_Style_20_1" draw:display-name="Arrow Style 1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Arial" style:font-family-generic="roman" style:font-pitch="variable" fo:font-size="12pt" fo:language="en" fo:country="US" style:font-family-asian="Arial" style:font-pitch-asian="variable" style:font-size-asian="12pt" style:language-asian="none" style:country-asian="none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fo:font-family="Arial" style:font-family-generic="roman" style:font-pitch="variable" fo:font-size="24pt" fo:font-style="normal" fo:text-shadow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RetailShop_20_White-title" style:display-name="IBM RetailShop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000000" style:text-outline="false" fo:font-family="Arial" style:font-family-generic="roman" style:font-pitch="variable" fo:font-size="35pt" fo:font-style="normal" fo:text-shadow="none" fo:font-weight="normal" style:font-family-asian="SimSun" style:font-pitch-asian="variable" style:font-size-asian="35pt" style:font-style-asian="normal" style:font-weight-asian="normal" style:font-family-complex="Tahoma" style:font-pitch-complex="variable" style:font-size-complex="35pt" style:font-style-complex="normal" style:font-weight-complex="normal" style:text-emphasize="none" style:font-relief="none"/>
    </style:style>
    <style:style style:name="IBM_20_RetailShop_20_White-subtitle" style:display-name="IBM RetailShop Whi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RetailShop_20_White-background" style:display-name="IBM RetailShop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RetailShop_20_White-backgroundobjects" style:display-name="IBM RetailShop White-backgroundobjects" style:family="presentation">
      <style:graphic-properties draw:shadow="hidden" draw:shadow-offset-x="0.3cm" draw:shadow-offset-y="0.3cm" draw:shadow-color="#808080"/>
    </style:style>
    <style:style style:name="IBM_20_RetailShop_20_White-notes" style:display-name="IBM RetailShop Whi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RetailShop_20_White-outline1" style:display-name="IBM RetailShop Whit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RetailShop_20_White-outline2" style:display-name="IBM RetailShop White-outline2" style:family="presentation" style:parent-style-name="IBM_20_RetailShop_20_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IBM_20_RetailShop_20_White-outline3" style:display-name="IBM RetailShop White-outline3" style:family="presentation" style:parent-style-name="IBM_20_RetailShop_20_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IBM_20_RetailShop_20_White-outline4" style:display-name="IBM RetailShop White-outline4" style:family="presentation" style:parent-style-name="IBM_20_RetailShop_20_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IBM_20_RetailShop_20_White-outline5" style:display-name="IBM RetailShop White-outline5" style:family="presentation" style:parent-style-name="IBM_20_RetailShop_20_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IBM_20_RetailShop_20_White-outline6" style:display-name="IBM RetailShop White-outline6" style:family="presentation" style:parent-style-name="IBM_20_RetailShop_20_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IBM_20_RetailShop_20_White-outline7" style:display-name="IBM RetailShop White-outline7" style:family="presentation" style:parent-style-name="IBM_20_RetailShop_20_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IBM_20_RetailShop_20_White-outline8" style:display-name="IBM RetailShop White-outline8" style:family="presentation" style:parent-style-name="IBM_20_RetailShop_20_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IBM_20_RetailShop_20_White-outline9" style:display-name="IBM RetailShop White-outline9" style:family="presentation" style:parent-style-name="IBM_20_RetailShop_20_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7889fb" style:text-outline="false" fo:font-family="Arial" style:font-family-generic="roman" style:font-pitch="variable" fo:font-size="22pt" fo:font-style="normal" fo:text-shadow="none" fo:font-weight="normal" style:font-family-asian="SimSun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IBM2009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>
          <text:list-level-style-bullet text:level="1" text:bullet-char="■">
            <style:list-level-properties text:min-label-width="0.483cm"/>
            <style:text-properties fo:font-family="'Times New Roman'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</text:list-style>
      </style:graphic-properties>
      <style:paragraph-properties fo:margin-left="1.2cm" fo:margin-right="0cm" fo:margin-top="0.427cm" fo:margin-bottom="0cm" fo:line-height="100%" text:enable-numbering="true" fo:text-indent="-0.9cm"/>
      <style:text-properties fo:color="#000000" style:text-outline="false" fo:font-family="Arial" style:font-family-generic="roman" style:font-pitch="variable" fo:font-size="16pt" fo:font-style="normal" fo:text-shadow="none" fo:font-weight="normal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2.4cm" fo:margin-right="0cm" fo:margin-top="0.035cm" fo:margin-bottom="0cm" text:enable-numbering="true" fo:text-indent="-0.8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3.6cm" fo:margin-right="0cm" fo:margin-top="0.035cm" fo:margin-bottom="0cm" text:enable-numbering="true" fo:text-indent="-0.6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3.353cm" fo:margin-right="0cm" fo:margin-top="0.152cm" fo:margin-bottom="0cm" fo:line-height="107%" fo:text-indent="-0.483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4.572cm" fo:margin-right="0cm" fo:margin-top="0.152cm" fo:margin-bottom="0cm" fo:text-indent="-0.457cm"/>
      <style:text-properties fo:font-size="16pt" style:font-size-asian="20pt" style:font-size-complex="20pt"/>
    </style:style>
    <style:presentation-page-layout style:name="AL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T19">
      <presentation:placeholder presentation:object="title" svg:x="2.058cm" svg:y="1.743cm" svg:width="23.912cm" svg:height="3.507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dp25" style:family="drawing-page">
      <style:drawing-page-properties draw:background-size="border" draw:fill="solid" draw:fill-color="#ffffff" draw:fill-image-width="0.483cm" draw:fill-image-height="0.483cm" presentation:display-footer="true" presentation:display-page-number="false" presentation:display-date-time="true"/>
    </style:style>
    <style:style style:name="gr29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6" style:family="graphic" style:parent-style-name="standard" style:list-style-name="L26">
      <style:graphic-properties draw:stroke="none" svg:stroke-color="#000000" draw:fill="none" draw:fill-color="#ffffff" draw:textarea-horizontal-align="left" draw:auto-grow-height="false" draw:auto-grow-width="false" fo:max-height="0cm" fo:min-height="0.559cm"/>
    </style:style>
    <style:style style:name="gr40" style:family="graphic" style:parent-style-name="standard" style:list-style-name="L29">
      <style:graphic-properties draw:stroke="none" draw:fill="none" draw:fill-color="#ffffff" fo:min-height="0.741cm"/>
    </style:style>
    <style:style style:name="gr57" style:family="graphic" style:parent-style-name="standard" style:list-style-name="L29">
      <style:graphic-properties draw:stroke="none" draw:fill="none" draw:fill-color="#ffffff" fo:min-height="0.741cm"/>
    </style:style>
    <style:style style:name="pr27" style:family="presentation" style:parent-style-name="backgroundobjects">
      <style:graphic-properties draw:stroke="none" draw:fill="none" draw:fill-color="#ffffff" fo:min-height="0.952cm"/>
    </style:style>
    <style:style style:name="pr31" style:family="presentation" style:parent-style-name="IBM_20_RetailShop_20_White-backgroundobjects">
      <style:graphic-properties draw:stroke="none" draw:fill="none" draw:fill-color="#ffffff" fo:min-height="1.165cm"/>
    </style:style>
    <style:style style:name="pr33" style:family="presentation" style:parent-style-name="IBM_20_RetailShop_20_White-backgroundobjects">
      <style:graphic-properties draw:stroke="none" draw:fill="none" draw:fill-color="#ffffff" fo:min-height="0.44cm"/>
    </style:style>
    <style:style style:name="pr34" style:family="presentation" style:parent-style-name="IBM_20_RetailShop_20_White-backgroundobjects">
      <style:graphic-properties draw:stroke="none" draw:fill="none" draw:fill-color="#ffffff" fo:min-height="0.583cm"/>
    </style:style>
    <style:style style:name="pr35" style:family="presentation" style:parent-style-name="IBM_20_RetailShop_20_White-title">
      <style:graphic-properties draw:fill-color="#ffffff" draw:auto-grow-height="false" fo:min-height="3.181cm"/>
    </style:style>
    <style:style style:name="pr42" style:family="presentation" style:parent-style-name="IBM_20_RetailShop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wrap-option="no-wrap"/>
    </style:style>
    <style:style style:name="pr43" style:family="presentation" style:parent-style-name="IBM_20_RetailShop_20_White-backgroundobjects">
      <style:graphic-properties draw:stroke="none" draw:fill="none" draw:fill-color="#ffffff" fo:min-height="1cm"/>
    </style:style>
    <style:style style:name="pr45" style:family="presentation" style:parent-style-name="IBM2009-backgroundobjects">
      <style:graphic-properties draw:stroke="none" draw:fill="none" draw:fill-color="#ffffff" draw:textarea-horizontal-align="left" draw:textarea-vertical-align="top" fo:min-height="0.384cm" fo:padding-top="0.127cm" fo:padding-bottom="0.127cm" fo:padding-left="0.254cm" fo:padding-right="0.254cm"/>
    </style:style>
    <style:style style:name="pr46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/>
    </style:style>
    <style:style style:name="pr47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/>
    </style:style>
    <style:style style:name="pr48" style:family="presentation" style:parent-style-name="IBM2009-title">
      <style:graphic-properties draw:fill-color="#ffffff" draw:auto-grow-height="false" fo:min-height="3.181cm"/>
    </style:style>
    <style:style style:name="pr52" style:family="presentation" style:parent-style-name="IBM2009-outline1" style:list-style-name="L30">
      <style:graphic-properties draw:fill-color="#ffffff" draw:auto-grow-height="false" fo:min-height="12.001cm"/>
    </style:style>
    <style:style style:name="pr54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wrap-option="no-wrap"/>
    </style:style>
    <style:style style:name="pr59" style:family="presentation" style:parent-style-name="IBM2009-backgroundobjects">
      <style:graphic-properties draw:stroke="none" draw:fill="none" draw:fill-color="#ffffff" fo:min-height="1cm"/>
    </style:style>
    <style:style style:name="P26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text-indent="0cm" style:writing-mode="lr-tb"/>
    </style:style>
    <style:style style:name="P30" style:family="paragraph">
      <style:paragraph-properties fo:text-align="center" style:writing-mode="lr-tb"/>
    </style:style>
    <style:style style:name="P37" style:family="paragraph">
      <style:paragraph-properties fo:margin-left="0cm" fo:margin-right="0cm" fo:margin-top="0cm" fo:margin-bottom="0cm" fo:line-height="100%" fo:text-align="end" text:enable-numbering="false" fo:text-indent="0cm" style:text-autospace="none" style:writing-mode="lr-tb"/>
    </style:style>
    <style:style style:name="P38" style:family="paragraph">
      <style:paragraph-properties fo:margin-left="0.254cm" fo:margin-right="0.254cm" fo:margin-top="0cm" fo:margin-bottom="0cm" fo:text-align="end" fo:text-indent="0cm"/>
    </style:style>
    <style:style style:name="P41" style:family="paragraph">
      <style:paragraph-properties fo:margin-left="0.254cm" fo:margin-right="0.254cm" fo:margin-top="0cm" fo:margin-bottom="0cm" fo:text-align="end" fo:text-indent="0cm" style:writing-mode="lr-tb"/>
      <style:text-properties fo:color="#ffffff" fo:font-size="8pt" style:font-size-asian="8pt" style:font-size-complex="8pt"/>
    </style:style>
    <style:style style:name="P49" style:family="paragraph">
      <style:paragraph-properties fo:margin-left="0.483cm" fo:margin-right="0cm" fo:text-indent="-0.483cm"/>
    </style:style>
    <style:style style:name="P50" style:family="paragraph">
      <style:paragraph-properties fo:margin-left="1.422cm" fo:margin-right="0cm" fo:text-indent="-0.457cm"/>
    </style:style>
    <style:style style:name="P51" style:family="paragraph">
      <style:paragraph-properties fo:margin-left="2.388cm" fo:margin-right="0cm" fo:text-indent="-0.483cm"/>
    </style:style>
    <style:style style:name="P53" style:family="paragraph">
      <style:paragraph-properties fo:margin-left="0.483cm" fo:margin-right="0cm" fo:text-indent="-0.483cm" style:writing-mode="lr-tb"/>
    </style:style>
    <style:style style:name="P55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58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color="#000000" fo:font-size="8pt" style:font-size-asian="8pt" style:font-size-complex="8pt" fo:hyphenate="false"/>
    </style:style>
    <style:style style:name="T32" style:family="text">
      <style:text-properties fo:font-size="8pt" style:font-size-asian="8pt" style:font-size-complex="8pt"/>
    </style:style>
    <style:style style:name="T39" style:family="text">
      <style:text-properties fo:color="#ffffff" fo:font-size="8pt" style:font-size-asian="8pt" style:font-size-complex="8pt"/>
    </style:style>
    <style:style style:name="T44" style:family="text">
      <style:text-properties fo:color="#000000" fo:font-size="8pt" style:font-size-asian="8pt" style:font-size-complex="8pt"/>
    </style:style>
    <style:style style:name="T56" style:family="text">
      <style:text-properties fo:color="#000000" style:text-outline="false" style:text-position="0% 100%" fo:font-family="Arial" style:font-family-generic="roman" style:font-pitch="variable" fo:font-size="8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8pt" style:language-asian="none" style:country-asian="none" style:font-style-asian="normal" style:font-weight-asian="normal" style:font-family-complex="Tahoma" style:font-pitch-complex="variable" style:font-size-complex="8pt" style:language-complex="none" style:country-complex="none" style:font-style-complex="normal" style:font-weight-complex="normal" style:text-emphasize="none" style:text-scale="100%" style:font-relief="none"/>
    </style:style>
    <text:list-style style:name="L2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■">
        <style:list-level-properties text:min-label-width="0.483cm"/>
        <style:text-properties fo:font-family="'Times New Roman'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</text:list-style>
    <text:list-style style:name="L29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5" style:page-layout-name="PM0">
      <draw:frame presentation:style-name="pr27" draw:text-style-name="P28" draw:layer="backgroundobjects" svg:width="10.794cm" svg:height="0.953cm" svg:x="2cm" svg:y="0.64cm" presentation:class="header">
        <draw:text-box>
          <text:p text:style-name="P26"><presentation:header/> </text:p>
        </draw:text-box>
      </draw:frame>
      <draw:frame presentation:style-name="pr27" draw:text-style-name="P28" draw:layer="backgroundobjects" svg:width="10.794cm" svg:height="0.953cm" svg:x="16.906cm" svg:y="0.64cm" presentation:class="date-time">
        <draw:text-box>
          <text:p text:style-name="P26"><presentation:date-time/> </text:p>
        </draw:text-box>
      </draw:frame>
      <draw:frame presentation:style-name="pr27" draw:text-style-name="P28" draw:layer="backgroundobjects" svg:width="10.794cm" svg:height="0.953cm" svg:x="2cm" svg:y="19.391cm" presentation:class="footer">
        <draw:text-box>
          <text:p text:style-name="P26"><presentation:footer/> </text:p>
        </draw:text-box>
      </draw:frame>
      <draw:frame presentation:style-name="pr27" draw:text-style-name="P28" draw:layer="backgroundobjects" svg:width="10.794cm" svg:height="0.953cm" svg:x="16.906cm" svg:y="19.391cm" presentation:class="page-number">
        <draw:text-box>
          <text:p text:style-name="P26"><text:page-number>Number Field</text:page-number> 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2"/>
      <draw:page-thumbnail draw:layer="backgroundobjects" svg:width="10cm" svg:height="7.5cm" svg:x="2.782cm" svg:y="11.5cm" draw:page-number="3"/>
      <draw:page-thumbnail draw:layer="backgroundobjects" svg:width="10cm" svg:height="7.5cm" svg:x="16.917cm" svg:y="11.5cm" draw:page-number="4"/>
    </style:handout-master>
    <style:master-page style:name="IBM_20_RetailShop_20_White" style:display-name="IBM RetailShop White" style:page-layout-name="PM1" draw:style-name="dp25">
      <draw:frame draw:name="Bitmap1" draw:style-name="gr29" draw:text-style-name="P30" draw:layer="backgroundobjects" svg:width="23.876cm" svg:height="6.198cm" svg:x="0.762cm" svg:y="10.185cm">
        <draw:image xlink:href="Pictures/10000000000005820000016E0DDFC3BB.jpg" xlink:type="simple" xlink:show="embed" xlink:actuate="onLoad"/>
      </draw:frame>
      <draw:frame draw:name="Bitmap with transparency1" draw:style-name="gr29" draw:text-style-name="P30" draw:layer="backgroundobjects" svg:width="1.627cm" svg:height="0.661cm" svg:x="22.987cm" svg:y="1.905cm">
        <draw:image xlink:href="Pictures/10000201000000C60000004F4BDB1BFF.png" xlink:type="simple" xlink:show="embed" xlink:actuate="onLoad"/>
      </draw:frame>
      <draw:frame presentation:style-name="pr31" draw:text-style-name="P28" draw:layer="backgroundobjects" svg:width="1.435cm" svg:height="1.166cm" svg:x="25.605cm" svg:y="17.301cm" presentation:class="date-time">
        <draw:text-box>
          <text:p text:style-name="P26"><presentation:date-time/> </text:p>
        </draw:text-box>
      </draw:frame>
      <draw:frame presentation:style-name="pr33" draw:text-style-name="P28" draw:layer="backgroundobjects" svg:width="1.669cm" svg:height="0.441cm" svg:x="25.587cm" svg:y="16.632cm" presentation:class="page-number">
        <draw:text-box>
          <text:p text:style-name="P26"><text:span text:style-name="T32"><text:page-number>Number Field</text:page-number></text:span></text:p>
        </draw:text-box>
      </draw:frame>
      <draw:frame presentation:style-name="pr34" draw:text-style-name="P28" draw:layer="backgroundobjects" svg:width="2.362cm" svg:height="0.584cm" svg:x="25.614cm" svg:y="17.126cm" presentation:class="footer">
        <draw:text-box>
          <text:p text:style-name="P26"><presentation:footer/> </text:p>
        </draw:text-box>
      </draw:frame>
      <draw:frame presentation:style-name="pr35" draw:text-style-name="P28" draw:layer="backgroundobjects" svg:width="24.258cm" svg:height="5.589cm" svg:x="0.381cm" svg:y="3.937cm" presentation:class="title">
        <draw:text-box>
          <text:p text:style-name="P26">Click to edit the title text format</text:p>
        </draw:text-box>
      </draw:frame>
      <draw:frame draw:name="Text Frame1" draw:style-name="gr36" draw:text-style-name="P37" draw:layer="backgroundobjects" svg:width="3.019cm" svg:height="0.56cm" svg:x="20.598cm" svg:y="17.903cm">
        <draw:text-box>
          <text:p/>
        </draw:text-box>
      </draw:frame>
      <draw:frame draw:style-name="gr40" draw:text-style-name="P41" draw:layer="backgroundobjects" svg:width="3.811cm" svg:height="0.742cm" svg:x="21.082cm" svg:y="18.237cm">
        <draw:text-box>
          <text:p text:style-name="P38"><text:span text:style-name="T39">© 2009 IBM Corporation</text:span></text:p>
        </draw:text-box>
      </draw:frame>
      <draw:line draw:name="Line1" presentation:style-name="pr42" draw:text-style-name="P30" draw:layer="backgroundobjects" svg:x1="0.762cm" svg:y1="2.921cm" svg:x2="24.638cm" svg:y2="2.922cm"/>
      <draw:g draw:name="group object1" draw:TableGroup="false">
        <draw:frame draw:name="Bitmap with transparency1" draw:style-name="gr29" draw:text-style-name="P30" draw:layer="backgroundobjects" svg:width="3.76cm" svg:height="1.271cm" svg:x="0.762cm" svg:y="10.185cm">
          <draw:image xlink:href="Pictures/10000201000000E00000004E602B94F5.png" xlink:type="simple" xlink:show="embed" xlink:actuate="onLoad"/>
        </draw:frame>
        <draw:frame draw:name="Bitmap with transparency1" draw:style-name="gr29" draw:text-style-name="P30" draw:layer="backgroundobjects" svg:width="3.76cm" svg:height="1.296cm" svg:x="0.75cm" svg:y="12.649cm">
          <draw:image xlink:href="Pictures/10000201000000E00000004ED86B1A15.png" xlink:type="simple" xlink:show="embed" xlink:actuate="onLoad"/>
        </draw:frame>
        <draw:frame draw:name="Bitmap with transparency1" draw:style-name="gr29" draw:text-style-name="P30" draw:layer="backgroundobjects" svg:width="1.219cm" svg:height="1.32cm" svg:x="0.766cm" svg:y="15.113cm">
          <draw:image xlink:href="Pictures/10000201000000480000004EB166F4B2.png" xlink:type="simple" xlink:show="embed" xlink:actuate="onLoad"/>
        </draw:frame>
        <draw:frame draw:name="Bitmap with transparency1" draw:style-name="gr29" draw:text-style-name="P30" draw:layer="backgroundobjects" svg:width="12.574cm" svg:height="1.271cm" svg:x="5.791cm" svg:y="10.185cm">
          <draw:image xlink:href="Pictures/10000201000002E80000004E93024528.png" xlink:type="simple" xlink:show="embed" xlink:actuate="onLoad"/>
        </draw:frame>
        <draw:frame draw:name="Bitmap with transparency1" draw:style-name="gr29" draw:text-style-name="P30" draw:layer="backgroundobjects" svg:width="13.968cm" svg:height="1.32cm" svg:x="5.791cm" svg:y="12.649cm">
          <draw:image xlink:href="Pictures/10000201000003390000004ED2E12188.png" xlink:type="simple" xlink:show="embed" xlink:actuate="onLoad"/>
        </draw:frame>
        <draw:frame draw:name="Bitmap with transparency1" draw:style-name="gr29" draw:text-style-name="P30" draw:layer="backgroundobjects" svg:width="3.76cm" svg:height="1.322cm" svg:x="8.306cm" svg:y="15.113cm">
          <draw:image xlink:href="Pictures/10000201000000E00000004EC28FBE65.png" xlink:type="simple" xlink:show="embed" xlink:actuate="onLoad"/>
        </draw:frame>
        <draw:frame draw:name="Bitmap with transparency1" draw:style-name="gr29" draw:text-style-name="P30" draw:layer="backgroundobjects" svg:width="4.04cm" svg:height="1.32cm" svg:x="15.85cm" svg:y="15.113cm">
          <draw:image xlink:href="Pictures/10000201000000E00000004EC28FBE65.png" xlink:type="simple" xlink:show="embed" xlink:actuate="onLoad"/>
        </draw:frame>
        <draw:frame draw:name="Bitmap with transparency1" draw:style-name="gr29" draw:text-style-name="P30" draw:layer="backgroundobjects" svg:width="3.786cm" svg:height="1.271cm" svg:x="20.879cm" svg:y="10.185cm">
          <draw:image xlink:href="Pictures/10000201000000E00000004E429BDF63.png" xlink:type="simple" xlink:show="embed" xlink:actuate="onLoad"/>
        </draw:frame>
        <draw:frame draw:name="Bitmap with transparency1" draw:style-name="gr29" draw:text-style-name="P30" draw:layer="backgroundobjects" svg:width="3.792cm" svg:height="1.32cm" svg:x="20.879cm" svg:y="12.649cm">
          <draw:image xlink:href="Pictures/10000201000000E00000004EAC688DCC.png" xlink:type="simple" xlink:show="embed" xlink:actuate="onLoad"/>
        </draw:frame>
        <draw:frame draw:name="Bitmap with transparency1" draw:style-name="gr29" draw:text-style-name="P30" draw:layer="backgroundobjects" svg:width="1.195cm" svg:height="1.32cm" svg:x="23.47cm" svg:y="15.113cm">
          <draw:image xlink:href="Pictures/10000201000000480000004E9104E890.png" xlink:type="simple" xlink:show="embed" xlink:actuate="onLoad"/>
        </draw:frame>
      </draw:g>
      <presentation:notes style:page-layout-name="PM2">
        <draw:frame presentation:style-name="pr43" draw:text-style-name="P28" draw:layer="backgroundobjects" svg:width="6.8cm" svg:height="1.001cm" svg:x="2cm" svg:y="0.5cm" presentation:class="header">
          <draw:text-box>
            <text:p text:style-name="P26"><presentation:header/> </text:p>
          </draw:text-box>
        </draw:frame>
        <draw:frame presentation:style-name="pr43" draw:text-style-name="P28" draw:layer="backgroundobjects" svg:width="6.8cm" svg:height="1.001cm" svg:x="12.2cm" svg:y="0.5cm" presentation:class="date-time">
          <draw:text-box>
            <text:p text:style-name="P26"><presentation:date-time/> </text:p>
          </draw:text-box>
        </draw:frame>
        <draw:frame presentation:style-name="pr43" draw:text-style-name="P28" draw:layer="backgroundobjects" svg:width="6.8cm" svg:height="1.001cm" svg:x="2cm" svg:y="28.2cm" presentation:class="footer">
          <draw:text-box>
            <text:p text:style-name="P26"><presentation:footer/> </text:p>
          </draw:text-box>
        </draw:frame>
        <draw:frame presentation:style-name="pr43" draw:text-style-name="P28" draw:layer="backgroundobjects" svg:width="6.8cm" svg:height="1.001cm" svg:x="12.2cm" svg:y="28.2cm" presentation:class="page-number">
          <draw:text-box>
            <text:p text:style-name="P26"><text:page-number>Number Field</text:page-number> </text:p>
          </draw:text-box>
        </draw:frame>
        <draw:page-thumbnail presentation:style-name="IBM_20_RetailShop_20_White-title" draw:layer="backgroundobjects" svg:width="13.706cm" svg:height="10.28cm" svg:x="3.647cm" svg:y="2.853cm" presentation:class="page"/>
        <draw:frame presentation:style-name="IBM_20_RetailShop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IBM2009" style:page-layout-name="PM1" draw:style-name="dp25">
      <draw:frame presentation:style-name="pr45" draw:text-style-name="P28" draw:layer="backgroundobjects" svg:width="2.795cm" svg:height="0.639cm" svg:x="1.524cm" svg:y="18.161cm" presentation:class="date-time">
        <draw:text-box>
          <text:p text:style-name="P26"><text:span text:style-name="T44"><presentation:date-time/></text:span></text:p>
        </draw:text-box>
      </draw:frame>
      <draw:frame presentation:style-name="pr46" draw:text-style-name="P28" draw:layer="backgroundobjects" svg:width="1.017cm" svg:height="0.636cm" svg:x="0.508cm" svg:y="18.161cm" presentation:class="page-number">
        <draw:text-box>
          <text:p text:style-name="P26"><text:span text:style-name="T44"><text:page-number>Number Field</text:page-number></text:span></text:p>
        </draw:text-box>
      </draw:frame>
      <draw:frame presentation:style-name="pr47" draw:text-style-name="P28" draw:layer="backgroundobjects" svg:width="16.511cm" svg:height="0.626cm" svg:x="4.318cm" svg:y="18.161cm" presentation:class="footer">
        <draw:text-box>
          <text:p text:style-name="P26"><text:span text:style-name="T44"><presentation:footer/></text:span><text:span text:style-name="T44"> </text:span></text:p>
        </draw:text-box>
      </draw:frame>
      <draw:frame presentation:style-name="pr48" draw:text-style-name="P28" draw:layer="backgroundobjects" svg:width="24.131cm" svg:height="1.779cm" svg:x="0.508cm" svg:y="1.651cm" presentation:class="title">
        <draw:text-box>
          <text:p text:style-name="P26">Click to edit the title text format</text:p>
        </draw:text-box>
      </draw:frame>
      <draw:frame presentation:style-name="pr52" draw:text-style-name="P53" draw:layer="backgroundobjects" svg:width="24.131cm" svg:height="12.447cm" svg:x="0.508cm" svg:y="5.207cm" presentation:class="outline">
        <draw:text-box>
          <text:list text:style-name="L28">
            <text:list-item>
              <text:p text:style-name="P49">Click to edit the outline text format</text:p>
            </text:list-item>
          </text:list>
          <text:list text:style-name="L28">
            <text:list-item>
              <text:list>
                <text:list-item>
                  <text:p text:style-name="P50">Second Outline Level</text:p>
                </text:list-item>
              </text:list>
            </text:list-item>
          </text:list>
          <text:list text:style-name="L28">
            <text:list-item>
              <text:list>
                <text:list-item>
                  <text:list>
                    <text:list-item>
                      <text:p text:style-name="P51"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pr54" draw:text-style-name="P30" draw:layer="backgroundobjects" svg:x1="0.763cm" svg:y1="1.53cm" svg:x2="24.639cm" svg:y2="1.531cm"/>
      <draw:frame draw:name="Bitmap with transparency1" draw:style-name="gr29" draw:text-style-name="P30" draw:layer="backgroundobjects" svg:width="1.627cm" svg:height="0.661cm" svg:x="23.013cm" svg:y="0.635cm">
        <draw:image xlink:href="Pictures/10000201000000C60000004F4BDB1BFF.png" xlink:type="simple" xlink:show="embed" xlink:actuate="onLoad"/>
      </draw:frame>
      <draw:frame draw:name="Text Frame2" draw:style-name="gr57" draw:text-style-name="P58" draw:layer="backgroundobjects" svg:width="3.811cm" svg:height="0.742cm" svg:x="21.082cm" svg:y="18.237cm">
        <draw:text-box>
          <text:p text:style-name="P55"><text:span text:style-name="T56">© 2009 IBM Corporation</text:span></text:p>
        </draw:text-box>
      </draw:frame>
      <presentation:notes style:page-layout-name="PM2">
        <draw:frame presentation:style-name="pr59" draw:text-style-name="P28" draw:layer="backgroundobjects" svg:width="6.8cm" svg:height="1.001cm" svg:x="2cm" svg:y="0.5cm" presentation:class="header">
          <draw:text-box>
            <text:p text:style-name="P26"><presentation:header/> </text:p>
          </draw:text-box>
        </draw:frame>
        <draw:frame presentation:style-name="pr59" draw:text-style-name="P28" draw:layer="backgroundobjects" svg:width="6.8cm" svg:height="1.001cm" svg:x="12.2cm" svg:y="0.5cm" presentation:class="date-time">
          <draw:text-box>
            <text:p text:style-name="P26"><presentation:date-time/> </text:p>
          </draw:text-box>
        </draw:frame>
        <draw:frame presentation:style-name="pr59" draw:text-style-name="P28" draw:layer="backgroundobjects" svg:width="6.8cm" svg:height="1.001cm" svg:x="2cm" svg:y="28.2cm" presentation:class="footer">
          <draw:text-box>
            <text:p text:style-name="P26"><presentation:footer/> </text:p>
          </draw:text-box>
        </draw:frame>
        <draw:frame presentation:style-name="pr59" draw:text-style-name="P28" draw:layer="backgroundobjects" svg:width="6.8cm" svg:height="1.001cm" svg:x="12.2cm" svg:y="28.2cm" presentation:class="page-number">
          <draw:text-box>
            <text:p text:style-name="P26"><text:page-number>Number Field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initial-creator>pbastide</meta:initial-creator>
    <meta:creation-date>2009-09-03T15:54:13</meta:creation-date>
    <dc:creator>kenneth</dc:creator>
    <dc:date>2009-09-20T22:45:03</dc:date>
    <dc:language>en-US</dc:language>
    <meta:editing-cycles>62</meta:editing-cycles>
    <meta:editing-duration>PT7H17M58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